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B2A000007719E788CA3.jpg"/>
  <manifest:file-entry manifest:media-type="image/jpeg" manifest:full-path="Pictures/1000000000000234000001A7ECE712DB.jpg"/>
  <manifest:file-entry manifest:media-type="image/jpeg" manifest:full-path="Pictures/10000000000002840000016AE98E7A8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4586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 fo:font-size="10pt" style:font-size-asian="10pt" style:font-size-complex="10pt"/>
    </style:style>
    <style:style style:name="P3" style:family="paragraph">
      <style:paragraph-properties fo:text-align="center"/>
      <style:text-properties fo:color="#ffffff" fo:font-family="Calibri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fffff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4cm" svg:height="3cm" svg:x="3cm" svg:y="4cm">
          <draw:image xlink:href="Pictures/1000000000000B2A000007719E788CA3.jpg" xlink:type="simple" xlink:show="embed" xlink:actuate="onLoad">
            <text:p/>
          </draw:image>
        </draw:frame>
        <draw:frame draw:style-name="gr1" draw:text-style-name="P1" draw:layer="layout" svg:width="4.25cm" svg:height="3cm" svg:x="14cm" svg:y="4cm">
          <draw:image xlink:href="Pictures/1000000000000234000001A7ECE712DB.jpg" xlink:type="simple" xlink:show="embed" xlink:actuate="onLoad">
            <text:p/>
          </draw:image>
        </draw:frame>
        <draw:custom-shape draw:style-name="gr2" draw:text-style-name="P3" draw:layer="layout" svg:width="3cm" svg:height="0.75cm" svg:x="3.5cm" svg:y="7.5cm">
          <text:p text:style-name="P2"><text:span text:style-name="T1">Man - por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cm" svg:height="0.75cm" svg:x="9cm" svg:y="7.5cm">
          <text:p text:style-name="P3"><text:span text:style-name="T1">Man - pack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cm" svg:height="0.75cm" svg:x="14.5cm" svg:y="7.5cm">
          <text:p text:style-name="P3"><text:span text:style-name="T1">Max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019cm" svg:height="2.999cm" svg:x="8cm" svg:y="4.001cm">
          <draw:image xlink:href="Pictures/10000000000002840000016AE98E7A8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ul Cebolla</meta:initial-creator>
    <meta:creation-date>2017-04-16T18:41:49.19</meta:creation-date>
    <dc:date>2017-04-16T20:13:46.14</dc:date>
    <dc:creator>Raul Cebolla</dc:creator>
    <meta:editing-duration>PT1M46S</meta:editing-duration>
    <meta:editing-cycles>1</meta:editing-cycles>
    <meta:document-statistic meta:object-count="6"/>
    <meta:generator>OpenOffice/4.1.3$Win32 OpenOffice.org_project/413m1$Build-9783</meta:generator>
  </office:meta>
</office:document-meta>
</file>